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649cm"/>
    </style:style>
    <style:style style:name="gr6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 draw:fill-color="#ffffff"/>
      <style:text-properties style:font-name="CMU Serif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4cm" svg:y="3.002cm">
          <draw:text-box>
            <text:p><text:span text:style-name="T1">Set </text:span><text:span text:style-name="T2">G</text:span></text:p>
          </draw:text-box>
        </draw:frame>
        <draw:frame draw:style-name="gr2" draw:text-style-name="P1" draw:layer="layout" svg:width="2.225cm" svg:height="0.67cm" svg:x="0.744cm" svg:y="3.702cm">
          <draw:text-box>
            <text:p><text:span text:style-name="T1">Set </text:span><text:span text:style-name="T2">H</text:span></text:p>
          </draw:text-box>
        </draw:frame>
        <draw:frame draw:style-name="gr2" draw:text-style-name="P1" draw:layer="layout" svg:width="2.225cm" svg:height="0.67cm" svg:x="0.745cm" svg:y="4.402cm">
          <draw:text-box>
            <text:p><text:span text:style-name="T1">Set </text:span><text:span text:style-name="T2">J</text:span></text:p>
          </draw:text-box>
        </draw:frame>
        <draw:frame draw:style-name="gr3" draw:text-style-name="P1" draw:layer="layout" svg:width="1.365cm" svg:height="0.67cm" svg:x="0.746cm" svg:y="2.302cm">
          <draw:text-box>
            <text:p><text:span text:style-name="T1">Set </text:span><text:span text:style-name="T2">F</text:span></text:p>
          </draw:text-box>
        </draw:frame>
        <draw:frame draw:style-name="gr4" draw:text-style-name="P2" draw:layer="layout" svg:width="2.2cm" svg:height="0.835cm" svg:x="0.751cm" svg:y="1.589cm">
          <draw:text-box>
            <text:p><text:span text:style-name="T3">Section:</text:span></text:p>
          </draw:text-box>
        </draw:frame>
        <draw:frame draw:style-name="gr2" draw:text-style-name="P1" draw:layer="layout" svg:width="2.225cm" svg:height="0.67cm" svg:x="0.763cm" svg:y="5.118cm">
          <draw:text-box>
            <text:p><text:span text:style-name="T1">Set </text:span><text:span text:style-name="T2">K</text:span></text:p>
          </draw:text-box>
        </draw:frame>
        <draw:frame draw:style-name="gr2" draw:text-style-name="P1" draw:layer="layout" svg:width="2.225cm" svg:height="0.67cm" svg:x="0.764cm" svg:y="5.838cm">
          <draw:text-box>
            <text:p><text:span text:style-name="T1">Set </text:span><text:span text:style-name="T2">L</text:span></text:p>
          </draw:text-box>
        </draw:frame>
        <draw:frame draw:style-name="gr2" draw:text-style-name="P1" draw:layer="layout" svg:width="2.225cm" svg:height="0.67cm" svg:x="0.765cm" svg:y="6.518cm">
          <draw:text-box>
            <text:p><text:span text:style-name="T1">Set </text:span><text:span text:style-name="T2">M</text:span></text:p>
          </draw:text-box>
        </draw:frame>
        <draw:frame draw:style-name="gr5" draw:text-style-name="P2" draw:layer="layout" svg:width="2.149cm" svg:height="0.835cm" svg:x="3.314cm" svg:y="1.589cm">
          <draw:text-box>
            <text:p><text:span text:style-name="T3">Intro</text:span></text:p>
          </draw:text-box>
        </draw:frame>
        <draw:frame draw:style-name="gr5" draw:text-style-name="P2" draw:layer="layout" svg:width="2.149cm" svg:height="0.835cm" svg:x="7.105cm" svg:y="1.589cm">
          <draw:text-box>
            <text:p><text:span text:style-name="T3">Var1</text:span></text:p>
          </draw:text-box>
        </draw:frame>
        <draw:frame draw:style-name="gr5" draw:text-style-name="P2" draw:layer="layout" svg:width="2.149cm" svg:height="0.835cm" svg:x="10.334cm" svg:y="1.589cm">
          <draw:text-box>
            <text:p><text:span text:style-name="T3">Var2</text:span></text:p>
          </draw:text-box>
        </draw:frame>
        <draw:frame draw:style-name="gr5" draw:text-style-name="P2" draw:layer="layout" svg:width="2.149cm" svg:height="0.835cm" svg:x="13.225cm" svg:y="1.589cm">
          <draw:text-box>
            <text:p><text:span text:style-name="T3">Var3</text:span></text:p>
          </draw:text-box>
        </draw:frame>
        <draw:frame draw:style-name="gr5" draw:text-style-name="P2" draw:layer="layout" svg:width="2.149cm" svg:height="0.835cm" svg:x="16.411cm" svg:y="1.589cm">
          <draw:text-box>
            <text:p><text:span text:style-name="T3">Var4</text:span></text:p>
          </draw:text-box>
        </draw:frame>
        <draw:frame draw:style-name="gr5" draw:text-style-name="P2" draw:layer="layout" svg:width="2.149cm" svg:height="0.835cm" svg:x="19.102cm" svg:y="1.589cm">
          <draw:text-box>
            <text:p><text:span text:style-name="T3">Var5</text:span></text:p>
          </draw:text-box>
        </draw:frame>
        <draw:frame draw:style-name="gr5" draw:text-style-name="P2" draw:layer="layout" svg:width="2.149cm" svg:height="0.835cm" svg:x="21.293cm" svg:y="1.589cm">
          <draw:text-box>
            <text:p><text:span text:style-name="T3">Var6</text:span></text:p>
          </draw:text-box>
        </draw:frame>
        <draw:frame draw:style-name="gr5" draw:text-style-name="P2" draw:layer="layout" svg:width="2.149cm" svg:height="0.835cm" svg:x="23.284cm" svg:y="1.589cm">
          <draw:text-box>
            <text:p><text:span text:style-name="T3">Var7</text:span></text:p>
          </draw:text-box>
        </draw:frame>
        <draw:line draw:style-name="gr6" draw:text-style-name="P3" draw:layer="layout" svg:x1="3.541cm" svg:y1="3.351cm" svg:x2="4.395cm" svg:y2="3.351cm">
          <text:p/>
        </draw:line>
        <draw:line draw:style-name="gr6" draw:text-style-name="P3" draw:layer="layout" svg:x1="3.543cm" svg:y1="4.051cm" svg:x2="4.397cm" svg:y2="4.051cm">
          <text:p/>
        </draw:line>
        <draw:line draw:style-name="gr6" draw:text-style-name="P3" draw:layer="layout" svg:x1="3.544cm" svg:y1="4.751cm" svg:x2="4.398cm" svg:y2="4.751cm">
          <text:p/>
        </draw:line>
        <draw:line draw:style-name="gr6" draw:text-style-name="P3" draw:layer="layout" svg:x1="4.482cm" svg:y1="3.351cm" svg:x2="5.336cm" svg:y2="3.351cm">
          <text:p/>
        </draw:line>
        <draw:line draw:style-name="gr6" draw:text-style-name="P3" draw:layer="layout" svg:x1="4.484cm" svg:y1="4.051cm" svg:x2="5.338cm" svg:y2="4.051cm">
          <text:p/>
        </draw:line>
        <draw:line draw:style-name="gr6" draw:text-style-name="P3" draw:layer="layout" svg:x1="4.485cm" svg:y1="4.751cm" svg:x2="5.339cm" svg:y2="4.751cm">
          <text:p/>
        </draw:line>
        <draw:line draw:style-name="gr6" draw:text-style-name="P3" draw:layer="layout" svg:x1="5.427cm" svg:y1="5.451cm" svg:x2="6.281cm" svg:y2="5.451cm">
          <text:p/>
        </draw:line>
        <draw:line draw:style-name="gr6" draw:text-style-name="P3" draw:layer="layout" svg:x1="6.369cm" svg:y1="6.189cm" svg:x2="7.223cm" svg:y2="6.189cm">
          <text:p/>
        </draw:line>
        <draw:line draw:style-name="gr6" draw:text-style-name="P3" draw:layer="layout" svg:x1="7.441cm" svg:y1="2.651cm" svg:x2="8.126cm" svg:y2="2.651cm">
          <text:p/>
        </draw:line>
        <draw:line draw:style-name="gr6" draw:text-style-name="P3" draw:layer="layout" svg:x1="7.442cm" svg:y1="3.351cm" svg:x2="8.127cm" svg:y2="3.351cm">
          <text:p/>
        </draw:line>
        <draw:line draw:style-name="gr6" draw:text-style-name="P3" draw:layer="layout" svg:x1="7.443cm" svg:y1="4.051cm" svg:x2="8.128cm" svg:y2="4.051cm">
          <text:p/>
        </draw:line>
        <draw:line draw:style-name="gr6" draw:text-style-name="P3" draw:layer="layout" svg:x1="7.444cm" svg:y1="4.751cm" svg:x2="8.129cm" svg:y2="4.751cm">
          <text:p/>
        </draw:line>
        <draw:line draw:style-name="gr6" draw:text-style-name="P3" draw:layer="layout" svg:x1="8.196cm" svg:y1="2.651cm" svg:x2="8.881cm" svg:y2="2.651cm">
          <text:p/>
        </draw:line>
        <draw:line draw:style-name="gr6" draw:text-style-name="P3" draw:layer="layout" svg:x1="8.197cm" svg:y1="3.351cm" svg:x2="8.882cm" svg:y2="3.351cm">
          <text:p/>
        </draw:line>
        <draw:line draw:style-name="gr6" draw:text-style-name="P3" draw:layer="layout" svg:x1="8.198cm" svg:y1="4.051cm" svg:x2="8.883cm" svg:y2="4.051cm">
          <text:p/>
        </draw:line>
        <draw:line draw:style-name="gr6" draw:text-style-name="P3" draw:layer="layout" svg:x1="8.199cm" svg:y1="4.751cm" svg:x2="8.884cm" svg:y2="4.751cm">
          <text:p/>
        </draw:line>
        <draw:line draw:style-name="gr6" draw:text-style-name="P3" draw:layer="layout" svg:x1="8.956cm" svg:y1="5.451cm" svg:x2="9.641cm" svg:y2="5.451cm">
          <text:p/>
        </draw:line>
        <draw:line draw:style-name="gr6" draw:text-style-name="P3" draw:layer="layout" svg:x1="9.712cm" svg:y1="6.189cm" svg:x2="10.397cm" svg:y2="6.189cm">
          <text:p/>
        </draw:line>
        <draw:line draw:style-name="gr6" draw:text-style-name="P3" draw:layer="layout" svg:x1="9.713cm" svg:y1="6.889cm" svg:x2="10.398cm" svg:y2="6.889cm">
          <text:p/>
        </draw:line>
        <draw:line draw:style-name="gr6" draw:text-style-name="P3" draw:layer="layout" svg:x1="10.58cm" svg:y1="2.651cm" svg:x2="11.244cm" svg:y2="2.651cm">
          <text:p/>
        </draw:line>
        <draw:line draw:style-name="gr6" draw:text-style-name="P3" draw:layer="layout" svg:x1="10.581cm" svg:y1="3.351cm" svg:x2="11.245cm" svg:y2="3.351cm">
          <text:p/>
        </draw:line>
        <draw:line draw:style-name="gr6" draw:text-style-name="P3" draw:layer="layout" svg:x1="10.582cm" svg:y1="4.051cm" svg:x2="11.246cm" svg:y2="4.051cm">
          <text:p/>
        </draw:line>
        <draw:line draw:style-name="gr6" draw:text-style-name="P3" draw:layer="layout" svg:x1="10.583cm" svg:y1="4.751cm" svg:x2="11.247cm" svg:y2="4.751cm">
          <text:p/>
        </draw:line>
        <draw:line draw:style-name="gr6" draw:text-style-name="P3" draw:layer="layout" svg:x1="11.312cm" svg:y1="2.651cm" svg:x2="11.976cm" svg:y2="2.651cm">
          <text:p/>
        </draw:line>
        <draw:line draw:style-name="gr6" draw:text-style-name="P3" draw:layer="layout" svg:x1="11.313cm" svg:y1="3.351cm" svg:x2="11.977cm" svg:y2="3.351cm">
          <text:p/>
        </draw:line>
        <draw:line draw:style-name="gr6" draw:text-style-name="P3" draw:layer="layout" svg:x1="11.314cm" svg:y1="4.051cm" svg:x2="11.978cm" svg:y2="4.051cm">
          <text:p/>
        </draw:line>
        <draw:line draw:style-name="gr6" draw:text-style-name="P3" draw:layer="layout" svg:x1="11.315cm" svg:y1="4.751cm" svg:x2="11.979cm" svg:y2="4.751cm">
          <text:p/>
        </draw:line>
        <draw:line draw:style-name="gr6" draw:text-style-name="P3" draw:layer="layout" svg:x1="12.048cm" svg:y1="5.451cm" svg:x2="12.712cm" svg:y2="5.451cm">
          <text:p/>
        </draw:line>
        <draw:line draw:style-name="gr6" draw:text-style-name="P3" draw:layer="layout" svg:x1="12.781cm" svg:y1="6.189cm" svg:x2="13.445cm" svg:y2="6.189cm">
          <text:p/>
        </draw:line>
        <draw:line draw:style-name="gr6" draw:text-style-name="P3" draw:layer="layout" svg:x1="12.782cm" svg:y1="6.889cm" svg:x2="13.446cm" svg:y2="6.889cm">
          <text:p/>
        </draw:line>
        <draw:line draw:style-name="gr6" draw:text-style-name="P3" draw:layer="layout" svg:x1="21.485cm" svg:y1="6.179cm" svg:x2="22.717cm" svg:y2="6.179cm">
          <text:p/>
        </draw:line>
        <draw:line draw:style-name="gr6" draw:text-style-name="P3" draw:layer="layout" svg:x1="21.488cm" svg:y1="6.879cm" svg:x2="23.352cm" svg:y2="6.879cm">
          <text:p/>
        </draw:line>
        <draw:line draw:style-name="gr6" draw:text-style-name="P3" draw:layer="layout" svg:x1="23.479cm" svg:y1="6.179cm" svg:x2="24.876cm" svg:y2="6.179cm">
          <text:p/>
        </draw:line>
        <draw:line draw:style-name="gr6" draw:text-style-name="P3" draw:layer="layout" svg:x1="13.487cm" svg:y1="7.589cm" svg:x2="16.621cm" svg:y2="7.589cm">
          <text:p/>
        </draw:line>
        <draw:line draw:style-name="gr6" draw:text-style-name="P3" draw:layer="layout" svg:x1="16.688cm" svg:y1="7.589cm" svg:x2="19.161cm" svg:y2="7.589cm">
          <text:p/>
        </draw:line>
        <draw:line draw:style-name="gr6" draw:text-style-name="P3" draw:layer="layout" svg:x1="17.51cm" svg:y1="4.051cm" svg:x2="18.399cm" svg:y2="4.051cm">
          <text:p/>
        </draw:line>
        <draw:frame draw:style-name="gr2" draw:text-style-name="P1" draw:layer="layout" svg:width="2.225cm" svg:height="0.67cm" svg:x="0.766cm" svg:y="7.18cm">
          <draw:text-box>
            <text:p><text:span text:style-name="T1">Set </text:span><text:span text:style-name="T2">N</text:span></text:p>
          </draw:text-box>
        </draw:frame>
        <draw:line draw:style-name="gr6" draw:text-style-name="P3" draw:layer="layout" svg:x1="19.281cm" svg:y1="8.227cm" svg:x2="19.916cm" svg:y2="8.227cm">
          <text:p/>
        </draw:line>
        <draw:line draw:style-name="gr6" draw:text-style-name="P3" draw:layer="layout" svg:x1="19.982cm" svg:y1="8.227cm" svg:x2="20.617cm" svg:y2="8.227cm">
          <text:p/>
        </draw:line>
        <draw:line draw:style-name="gr6" draw:text-style-name="P3" draw:layer="layout" svg:x1="19.984cm" svg:y1="4.055cm" svg:x2="20.619cm" svg:y2="4.055cm">
          <text:p/>
        </draw:line>
        <draw:line draw:style-name="gr6" draw:text-style-name="P3" draw:layer="layout" svg:x1="19.985cm" svg:y1="5.463cm" svg:x2="20.62cm" svg:y2="5.463cm">
          <text:p/>
        </draw:line>
        <draw:line draw:style-name="gr6" draw:text-style-name="P3" draw:layer="layout" svg:x1="20.686cm" svg:y1="5.463cm" svg:x2="21.321cm" svg:y2="5.463cm">
          <text:p/>
        </draw:line>
        <draw:line draw:style-name="gr6" draw:text-style-name="P3" draw:layer="layout" svg:x1="20.687cm" svg:y1="3.363cm" svg:x2="21.322cm" svg:y2="3.363cm">
          <text:p/>
        </draw:line>
        <draw:line draw:style-name="gr6" draw:text-style-name="P3" draw:layer="layout" svg:x1="6.369cm" svg:y1="6.894cm" svg:x2="7.223cm" svg:y2="6.894cm">
          <text:p/>
        </draw:line>
        <draw:frame draw:style-name="gr2" draw:text-style-name="P1" draw:layer="layout" svg:width="2.225cm" svg:height="0.67cm" svg:x="0.767cm" svg:y="7.88cm">
          <draw:text-box>
            <text:p><text:span text:style-name="T1">Set </text:span><text:span text:style-name="T2">O</text:span></text:p>
          </draw:text-box>
        </draw:frame>
        <draw:line draw:style-name="gr6" draw:text-style-name="P3" draw:layer="layout" svg:x1="19.988cm" svg:y1="3.359cm" svg:x2="20.623cm" svg:y2="3.359cm">
          <text:p/>
        </draw:line>
        <draw:line draw:style-name="gr6" draw:text-style-name="P3" draw:layer="layout" svg:x1="19.282cm" svg:y1="3.359cm" svg:x2="19.917cm" svg:y2="3.359cm">
          <text:p/>
        </draw:line>
        <draw:line draw:style-name="gr6" draw:text-style-name="P3" draw:layer="layout" svg:x1="23.488cm" svg:y1="6.879cm" svg:x2="23.987cm" svg:y2="6.879cm">
          <text:p/>
        </draw:line>
        <draw:line draw:style-name="gr6" draw:text-style-name="P3" draw:layer="layout" svg:x1="24.85cm" svg:y1="6.879cm" svg:x2="25.143cm" svg:y2="6.879cm">
          <text:p/>
        </draw:line>
        <draw:line draw:style-name="gr6" draw:text-style-name="P3" draw:layer="layout" svg:x1="3.535cm" svg:y1="2.651cm" svg:x2="3.726cm" svg:y2="2.651cm">
          <text:p/>
        </draw:line>
        <draw:line draw:style-name="gr6" draw:text-style-name="P3" draw:layer="layout" svg:x1="8.95cm" svg:y1="2.651cm" svg:x2="9.188cm" svg:y2="2.651cm">
          <text:p/>
        </draw:line>
        <draw:line draw:style-name="gr6" draw:text-style-name="P3" draw:layer="layout" svg:x1="4.483cm" svg:y1="2.651cm" svg:x2="4.674cm" svg:y2="2.651cm">
          <text:p/>
        </draw:line>
        <draw:line draw:style-name="gr6" draw:text-style-name="P3" draw:layer="layout" svg:x1="5.42cm" svg:y1="2.651cm" svg:x2="5.611cm" svg:y2="2.651cm">
          <text:p/>
        </draw:line>
        <draw:line draw:style-name="gr6" draw:text-style-name="P3" draw:layer="layout" svg:x1="12.046cm" svg:y1="2.651cm" svg:x2="12.284cm" svg:y2="2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2-09T15:29:49.257119000</dc:date>
    <meta:editing-duration>P4DT21H12M</meta:editing-duration>
    <meta:editing-cycles>117</meta:editing-cycles>
    <meta:generator>LibreOffice/5.1.6.2$MacOSX_X86_64 LibreOffice_project/07ac168c60a517dba0f0d7bc7540f5afa45f0909</meta:generator>
    <meta:document-statistic meta:object-count="70"/>
  </office:meta>
</office:document-meta>
</file>